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7.16mm"/>
    </style:style>
    <style:style style:name="co9" style:family="table-column">
      <style:table-column-properties fo:break-before="auto" style:column-width="17mm"/>
    </style:style>
    <style:style style:name="co10" style:family="table-column">
      <style:table-column-properties fo:break-before="auto" style:column-width="14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6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6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Uczniowie" table:base-cell-address="$Płeć.$A$1" table:cell-range-address="$Płeć.$A$1"/>
        </table:named-expressions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Uczniowie" table:base-cell-address="$Najlepsi.$A$1" table:cell-range-address="$Najlepsi.$A$1"/>
        </table:named-expressions>
      </table:table>
      <table:named-expressions>
        <table:named-range table:name="Alfabetycznie" table:base-cell-address="$Alfabetycznie.$A$1" table:cell-range-address="$Alfabetycznie.$A$1"/>
        <table:named-range table:name="Egzaminy" table:base-cell-address="$Egzaminy.$A$1" table:cell-range-address="$Egzaminy.$A$1"/>
        <table:named-range table:name="Klasy" table:base-cell-address="$Alfabetycznie.$A$1" table:cell-range-address="$Klasy.$A$1"/>
        <table:named-range table:name="Uczniowie" table:base-cell-address="$Uczniowie.$A$1" table:cell-range-address="$Uczniowie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data-type="automatic"/>
          </table:sort>
        </table:database-range>
        <table:database-range table:name="__Anonymous_Sheet_DB__1" table:target-range-address="Alfabetycznie.A1:Alfabetycznie.B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 table:target-range-address="Egzaminy.A1">
            <table:sort-by table:field-number="4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00:00.0154430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5:34.669103991</dc:date>
    <meta:generator>LibreOffice/5.4.2.2$Linux_X86_64 LibreOffice_project/40m0$Build-2</meta:generator>
    <meta:editing-duration>PT5M1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